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2E00000AF078CE86550D75B9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025cm" svg:width="17.59cm" svg:height="20.957cm" draw:z-index="0"><draw:image xlink:href="Pictures/100000000000092E00000AF078CE86550D75B9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09:51:02.374874224</meta:creation-date>
    <dc:date>2021-10-26T10:01:05.478611328</dc:date>
    <meta:editing-duration>PT10M8S</meta:editing-duration>
    <meta:editing-cycles>2</meta:editing-cycles>
    <meta:generator>LibreOffice/7.1.6.2.0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